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center" style:justify-single-word="false" fo:text-indent="0cm" style:auto-text-indent="false" fo:background-color="#99ccff" fo:padding-left="0cm" fo:padding-right="0.247cm" fo:padding-top="0.035cm" fo:padding-bottom="0.035cm" fo:border="0.018cm solid #000000">
        <style:tab-stops>
          <style:tab-stop style:position="8.251cm"/>
        </style:tab-stops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15" style:family="paragraph" style:parent-style-name="Standard" style:list-style-name="WW8Num2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style:font-name="Arial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17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fo:color="#008000" fo:font-style="italic" fo:font-weight="bold" style:font-style-asian="italic" style:font-weight-asian="bold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ff0000" fo:font-style="italic" fo:font-weight="bold" style:font-style-asian="italic" style:font-weight-asian="bold"/>
    </style:style>
    <style:style style:name="T9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0000ff" fo:font-style="italic" fo:font-weight="bold" style:font-style-asian="italic" style:font-weight-asian="bold"/>
    </style:style>
    <style:style style:name="T11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2" style:family="text">
      <style:text-properties fo:color="#cc9900" style:font-name="Tahoma" fo:font-size="9pt" style:font-size-asian="9pt" style:font-name-complex="Tahoma" style:font-size-complex="9pt"/>
    </style:style>
    <style:style style:name="T13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4" style:family="text">
      <style:text-properties fo:color="#cc9900" fo:font-size="9pt" style:font-size-asian="9pt" style:font-name-complex="Tahoma" style:font-size-complex="9pt"/>
    </style:style>
    <style:style style:name="T15" style:family="text">
      <style:text-properties fo:color="#cc9900" style:text-underline-style="solid" style:text-underline-width="auto" style:text-underline-color="font-color" style:font-name-complex="Tahoma"/>
    </style:style>
    <style:style style:name="T16" style:family="text">
      <style:text-properties fo:color="#cc9900" style:font-name-complex="Tahoma"/>
    </style:style>
    <style:style style:name="T17" style:family="text">
      <style:text-properties fo:color="#800000"/>
    </style:style>
    <style:style style:name="T18" style:family="text">
      <style:text-properties fo:color="#800000" fo:font-size="12pt" style:font-size-asian="12pt"/>
    </style:style>
    <style:style style:name="T19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0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1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2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3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4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25" style:family="text">
      <style:text-properties fo:font-weight="bold" style:font-name-asian="Courier New1" style:font-weight-asian="bold" style:font-name-complex="Courier New1"/>
    </style:style>
    <style:style style:name="T26" style:family="text">
      <style:text-properties fo:font-weight="bold" style:font-weight-asian="bold"/>
    </style:style>
    <style:style style:name="T27" style:family="text">
      <style:text-properties fo:font-style="italic" style:font-style-asian="italic"/>
    </style:style>
    <style:style style:name="T28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6">%#include </text:span><text:span text:style-name="T25">enTetesDecisionRFM</text:span><text:span text:style-name="T26">#%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5">A adresser à</text:span><text:span text:style-name="T16"> :</text:span></text:p>
            <text:p text:style-name="P6"><text:span text:style-name="T16">pour </text:span><text:span text:style-name="T6">CCVD</text:span><text:span text:style-name="T16"> + </text:span><text:span text:style-name="T10">SAS Lsne</text:span></text:p>
          </table:table-cell>
          <table:table-cell table:style-name="Table1.B1" office:value-type="string">
            <text:p text:style-name="P10">FSCMA</text:p>
            <text:p text:style-name="P9">Centre de moyens auxiliaires</text:p>
            <text:p text:style-name="P11">Chemin de Maillefer 43</text:p>
            <text:p text:style-name="P9">1052 Le Mont-sur-Lausanne</text:p>
          </table:table-cell>
        </table:table-row>
        <table:table-row table:style-name="Table1.1">
          <table:table-cell table:style-name="Table1.A1" office:value-type="string">
            <text:p text:style-name="P8"><text:span text:style-name="T15">A adresser à</text:span><text:span text:style-name="T16"> :</text:span></text:p>
            <text:p text:style-name="P6"><text:span text:style-name="T16">pour </text:span><text:span text:style-name="T8">CCJU</text:span></text:p>
          </table:table-cell>
          <table:table-cell table:style-name="Table1.B1" office:value-type="string">
            <text:p text:style-name="P13">SEREI dépôt des moyens auxiliaires</text:p>
            <text:p text:style-name="P12">Rue de la Ronde 30</text:p>
            <text:p text:style-name="P12">2300 La Chaux-de-Fonds</text:p>
            <text:p text:style-name="P14">ou</text:p>
            <text:p text:style-name="P12">FSCMA</text:p>
            <text:p text:style-name="P12">Centre de moyens auxiliaires</text:p>
            <text:p text:style-name="P12">Dünnernstrasse 32</text:p>
            <text:p text:style-name="P12">4702 Oensingen</text:p>
          </table:table-cell>
        </table:table-row>
      </table:table>
      <text:p text:style-name="P7"/>
      <text:p text:style-name="P7"/>
      <text:p text:style-name="P1"/>
      <text:p text:style-name="P4">%=TITRE_BON=%</text:p>
      <text:p text:style-name="P1"/>
      <text:p text:style-name="P7"/>
      <text:p text:style-name="P16">%=OBJET=%</text:p>
      <text:p text:style-name="P7"/>
      <text:p text:style-name="P2"/>
      <text:p text:style-name="P2">%=TITRE=%</text:p>
      <text:p text:style-name="P2"/>
      <text:p text:style-name="P2">%=BENEFICIAIRE=%</text:p>
      <text:p text:style-name="P2"/>
      <text:list xml:id="list3645190898796273771" text:style-name="WW8Num2">
        <text:list-item>
          <text:p text:style-name="P15"/>
        </text:list-item>
      </text:list>
      <text:p text:style-name="P2"/>
      <text:p text:style-name="P2">%=DISPO=%<text:span text:style-name="T27">%=ENTRETIEN=%</text:span> %=LIVRER=%<text:span text:style-name="T27">%=REPRESENTANT=%</text:span> %=COPIE=%</text:p>
      <text:p text:style-name="P2"/>
      <text:p text:style-name="P2">%=ACCUSE=% <text:span text:style-name="T27">%=REPRES=%</text:span> %=CONFIRMATION=%</text:p>
      <text:p text:style-name="P2"/>
      <text:p text:style-name="P2">%=SALUTATIONS=%</text:p>
      <text:p text:style-name="P2"/>
      <text:p text:style-name="P2"/>
      <text:p text:style-name="P17"><text:span text:style-name="T17"><text:tab/></text:span><text:span text:style-name="T23">%#</text:span><text:span text:style-name="T24">include <text:s/>signatureRFM</text:span><text:span text:style-name="T23">#%</text:span></text:p>
      <text:p text:style-name="P2"/>
      <text:p text:style-name="P1"/>
      <text:p text:style-name="P3"><text:span text:style-name="T28">%=ANNEXE=%</text:span> :<text:tab/>%=MENTIONNE=%</text:p>
      <text:p text:style-name="P3"/>
      <text:p text:style-name="P3"><text:span text:style-name="T28">%=COPIE=%</text:span> 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16T15:37:00</meta:creation-date>
    <dc:date>2014-06-30T10:35:58.46</dc:date>
    <meta:print-date>2009-07-30T15:12:00</meta:print-date>
    <meta:editing-cycles>17</meta:editing-cycles>
    <meta:editing-duration>PT1H44M25S</meta:editing-duration>
    <meta:document-statistic meta:table-count="1" meta:image-count="0" meta:object-count="0" meta:page-count="1" meta:paragraph-count="27" meta:word-count="71" meta:character-count="542"/>
    <meta:user-defined meta:name="Info 1"/>
    <meta:user-defined meta:name="Info 2"/>
    <meta:user-defined meta:name="Info 3"/>
    <meta:user-defined meta:name="Info 4"/>
    <meta:user-defined meta:name="_AdHocReviewCycleID" meta:value-type="string">-272360760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